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Ось пояснення до кожного кроку програми:</text:p>
      <text:list text:style-name="L1">
        <text:list-item>
          <text:p text:style-name="P1"><text:span text:style-name="Strong_20_Emphasis">Оголошення змінних:</text:span></text:p>
          <text:list>
            <text:list-item>
              <text:p text:style-name="P2">Програма починається з оголошення змінних, де створюється двовимірний масив для матриці, а також змінні для розміру матриці та індексів, які використовуються в циклах. Також оголошуються змінні для збереження суми елементів головної діагоналі та середнього арифметичного.</text:p>
            </text:list-item>
          </text:list>
        </text:list-item>
        <text:list-item>
          <text:p text:style-name="P1"><text:span text:style-name="Strong_20_Emphasis">Запит на введення розміру матриці:</text:span></text:p>
          <text:list>
            <text:list-item>
              <text:p text:style-name="P2">Програма запитує у користувача розмір матриці (n). Це число визначає кількість рядків та стовпців у матриці (матриця квадратна).</text:p>
            </text:list-item>
          </text:list>
        </text:list-item>
        <text:list-item>
          <text:p text:style-name="P1"><text:span text:style-name="Strong_20_Emphasis">Введення елементів матриці:</text:span></text:p>
          <text:list>
            <text:list-item>
              <text:p text:style-name="P2">Програма виводить інструкцію для користувача, щоб він ввів елементи матриці. Потім програма використовує два вкладених цикли, щоб пройти через всі клітинки матриці (по рядках і стовпцях) і зчитати значення для кожного елемента.</text:p>
            </text:list-item>
          </text:list>
        </text:list-item>
        <text:list-item>
          <text:p text:style-name="P1"><text:span text:style-name="Strong_20_Emphasis">Обчислення суми елементів головної діагоналі:</text:span></text:p>
          <text:list>
            <text:list-item>
              <text:p text:style-name="P2">Програма ініціалізує змінну для суми елементів головної діагоналі. Потім програма використовує цикл, щоб пройти по головній діагоналі матриці (це елементи, де індекс рядка та індекса стовпця однаковий) і додавати їх до суми.</text:p>
            </text:list-item>
          </text:list>
        </text:list-item>
        <text:list-item>
          <text:p text:style-name="P1"><text:span text:style-name="Strong_20_Emphasis">Обчислення середнього арифметичного:</text:span></text:p>
          <text:list>
            <text:list-item>
              <text:p text:style-name="P2">Коли сума елементів головної діагоналі обчислена, програма ділить її на кількість елементів головної діагоналі (яка дорівнює розміру матриці, тобто <text:span text:style-name="Source_20_Text">n</text:span>), щоб отримати середнє арифметичне.</text:p>
            </text:list-item>
          </text:list>
        </text:list-item>
        <text:list-item>
          <text:p text:style-name="P1"><text:span text:style-name="Strong_20_Emphasis">Виведення результату:</text:span></text:p>
          <text:list>
            <text:list-item>
              <text:p text:style-name="P1">Програма виводить на екран результат — середнє арифметичне елементів головної діагоналі, округлене до двох знаків після коми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uk" fo:country="UA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uk" fo:country="UA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3:08:35.042000000</meta:creation-date>
    <dc:date>2024-12-04T13:09:01.966000000</dc:date>
    <meta:editing-duration>PT33S</meta:editing-duration>
    <meta:editing-cycles>1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13" meta:word-count="195" meta:character-count="1400" meta:non-whitespace-character-count="1229"/>
  </office:meta>
</office:document-meta>
</file>